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41c510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43f50f" officeooo:paragraph-rsid="0043f50f"/>
    </style:style>
    <style:style style:name="P6" style:family="paragraph" style:parent-style-name="Standard">
      <style:text-properties style:font-name="Linux Libertine O" officeooo:rsid="0043f50f" officeooo:paragraph-rsid="00461e13"/>
    </style:style>
    <style:style style:name="P7" style:family="paragraph" style:parent-style-name="Standard">
      <style:text-properties style:font-name="Linux Libertine O" officeooo:rsid="0045121a" officeooo:paragraph-rsid="0045121a"/>
    </style:style>
    <style:style style:name="P8" style:family="paragraph" style:parent-style-name="Standard">
      <style:text-properties style:font-name="Linux Libertine O" officeooo:rsid="0045121a" officeooo:paragraph-rsid="00461e13"/>
    </style:style>
    <style:style style:name="P9" style:family="paragraph" style:parent-style-name="Heading">
      <style:text-properties officeooo:paragraph-rsid="003fff47"/>
    </style:style>
    <style:style style:name="P10" style:family="paragraph" style:parent-style-name="Heading_20_1">
      <style:text-properties officeooo:paragraph-rsid="003fff47"/>
    </style:style>
    <style:style style:name="P11" style:family="paragraph" style:parent-style-name="Standard">
      <style:text-properties style:font-name="Linux Libertine O" officeooo:rsid="0043f50f" officeooo:paragraph-rsid="00462e7e"/>
    </style:style>
    <style:style style:name="P12" style:family="paragraph" style:parent-style-name="Standard">
      <style:text-properties style:font-name="Linux Libertine O" officeooo:rsid="00462e7e" officeooo:paragraph-rsid="00462e7e"/>
    </style:style>
    <style:style style:name="P13" style:family="paragraph" style:parent-style-name="Standard">
      <style:text-properties style:font-name="Linux Libertine O" officeooo:rsid="004107b8" officeooo:paragraph-rsid="004107b8"/>
    </style:style>
    <style:style style:name="P14" style:family="paragraph" style:parent-style-name="Standard">
      <style:text-properties style:font-name="Linux Libertine O" officeooo:rsid="0045121a" officeooo:paragraph-rsid="00462e7e"/>
    </style:style>
    <style:style style:name="P15" style:family="paragraph" style:parent-style-name="Standard">
      <style:text-properties officeooo:paragraph-rsid="0045121a"/>
    </style:style>
    <style:style style:name="P16" style:family="paragraph" style:parent-style-name="Standard">
      <style:text-properties officeooo:rsid="00462e7e" officeooo:paragraph-rsid="00462e7e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officeooo:rsid="0043f50f"/>
    </style:style>
    <style:style style:name="T10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officeooo:rsid="0044826f"/>
    </style:style>
    <style:style style:name="T14" style:family="text">
      <style:text-properties officeooo:rsid="0045121a"/>
    </style:style>
    <style:style style:name="T15" style:family="text">
      <style:text-properties officeooo:rsid="00462e7e"/>
    </style:style>
    <style:style style:name="T16" style:family="text">
      <style:text-properties officeooo:rsid="0046ed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0">Cajun chicken</text:span><text:span text:style-name="T11"> </text:span><text:span text:style-name="T12">and chickpeas</text:span><text:span text:style-name="T10"> </text:span><text:span text:style-name="T11">(</text:span><text:span text:style-name="T12">4</text:span><text:span text:style-name="T11"> portions; 3</text:span><text:span text:style-name="T12">0 </text:span><text:span text:style-name="T11">min)</text:span></text:h>
      <text:p text:style-name="P9"><text:span text:style-name="T1">For </text:span><text:span text:style-name="T2">the prep</text:span></text:p>
      <text:p text:style-name="P12">2 tbsp of the spice mix from the Cajun chicken breast recipe</text:p>
      <text:p text:style-name="P1"/>
      <text:p text:style-name="P5"><text:span text:style-name="T15">32</text:span>0g <text:span text:style-name="T15">diced </text:span>chicken breast<text:span text:style-name="T13">s</text:span></text:p>
      <text:p text:style-name="P2"/>
      <text:p text:style-name="P4"/>
      <text:p text:style-name="P15"><text:span text:style-name="T6">Trim and c</text:span><text:span text:style-name="T5">ut the chicken breasts into </text:span><text:span text:style-name="T8">small pieces. Add 1 tbsp spices to the meat and mix</text:span><text:span text:style-name="T5"> to make sure the pieces are evenly coated. </text:span><text:span text:style-name="T8">Save the other tbsp for the cooking.</text:span></text:p>
      <text:p text:style-name="P16"><text:span text:style-name="T7">M</text:span><text:span text:style-name="T4">arinade for a few hours if possible, otherwise do this as the first thing before prepping the other ingredients.</text:span></text:p>
      <text:p text:style-name="P4"/>
      <text:p text:style-name="P9"><text:span text:style-name="T1">For </text:span><text:span text:style-name="T2">the </text:span><text:span text:style-name="T3">sauce</text:span></text:p>
      <text:p text:style-name="P13">8-<text:span text:style-name="T9">10</text:span> tbsp olive oil</text:p>
      <text:p text:style-name="P12">1 tbsp cajun spice mix</text:p>
      <text:p text:style-name="P3"/>
      <text:p text:style-name="P6"><text:span text:style-name="T15">6-8</text:span> cloves garlic</text:p>
      <text:p text:style-name="P6"><text:span text:style-name="T15">2-3</text:span> red onion<text:span text:style-name="T15">s (~250-300g)</text:span></text:p>
      <text:p text:style-name="P6"/>
      <text:p text:style-name="P11"><text:span text:style-name="T15">1</text:span> stock pot</text:p>
      <text:p text:style-name="P12">1 tin chickpeas</text:p>
      <text:p text:style-name="P12">1 tin chopped tomatoes</text:p>
      <text:p text:style-name="P12"/>
      <text:p text:style-name="P11"><text:span text:style-name="T15">250</text:span>g cherry tomatoes</text:p>
      <text:p text:style-name="P12">150g frozen spinach</text:p>
      <text:p text:style-name="P12"/>
      <text:p text:style-name="P8"/>
      <text:p text:style-name="P14">Peel and roughly chop the garlic <text:span text:style-name="T15">and onions</text:span>. Cover the bottom of a pan in oil and heat.</text:p>
      <text:p text:style-name="P14"><text:span text:style-name="T15">Fry the spices for a few seconds, then a</text:span>dd the onion and garlic <text:span text:style-name="T15">and</text:span> fry on high heat for <text:span text:style-name="T15">a minute.</text:span></text:p>
      <text:p text:style-name="P7"/>
      <text:p text:style-name="P12"><text:span text:style-name="T14">A</text:span>dd the chicken and fry on high heat for a few minutes, mixing well to make sure the chicken is sealed evenly.</text:p>
      <text:p text:style-name="P12"/>
      <text:p text:style-name="P12">Add the chickpeas with the liquid from the can, the tinned tomatoes and the stock pot. Bring to the boil and simmer for 5 minutes.</text:p>
      <text:p text:style-name="P12"/>
      <text:p text:style-name="P12">Add the cherry tomatoes and frozen spinach, <text:span text:style-name="T16">and a bit of hot water if needed</text:span>. Bring to the boil and mix well to break up the spinach. Simmer for another 5 minu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1-05T19:13:19.673100839</dc:date>
    <meta:editing-duration>PT1H54M33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32" meta:character-count="1200" meta:non-whitespace-character-count="989"/>
  </office:meta>
</office:document-meta>
</file>